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8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58.11pt"/>
    </style:style>
    <style:style style:name="co4" style:family="table-column">
      <style:table-column-properties fo:break-before="auto" style:column-width="47.3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ll-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Predicted</text:p>
          </table:table-cell>
          <table:table-cell table:style-name="ce1" office:value-type="string" calcext:value-type="string">
            <text:p>Certainty</text:p>
          </table:table-cell>
          <table:table-cell table:style-name="ce1" office:value-type="string" calcext:value-type="string">
            <text:p>Dem Score</text:p>
          </table:table-cell>
          <table:table-cell table:style-name="ce1" office:value-type="string" calcext:value-type="string">
            <text:p>Rep Score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weka.classifiers.bayes.NaiveBayes</text:p>
          </table:table-cell>
          <table:table-cell office:value-type="float" office:value="0.6666666667" calcext:value-type="float">
            <text:p>0.6666666667</text:p>
          </table:table-cell>
          <table:table-cell office:value-type="string" calcext:value-type="string">
            <text:p>Republican</text:p>
          </table:table-cell>
          <table:table-cell office:value-type="float" office:value="1" calcext:value-type="float">
            <text:p>1</text:p>
          </table:table-cell>
          <table:table-cell table:formula="of:=IF([.C2]=&quot;Democrat&quot;; [.B2]; (1-[.B2]))" office:value-type="float" office:value="0.3333333333" calcext:value-type="float">
            <text:p>0.3333333333</text:p>
          </table:table-cell>
          <table:table-cell table:formula="of:=IF([.C2]=&quot;Republican&quot;; [.B2]; (1-[.B2]))" office:value-type="float" office:value="0.6666666667" calcext:value-type="float">
            <text:p>0.66666666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ka.classifiers.trees.NBTree</text:p>
          </table:table-cell>
          <table:table-cell office:value-type="float" office:value="0.6666666667" calcext:value-type="float">
            <text:p>0.6666666667</text:p>
          </table:table-cell>
          <table:table-cell office:value-type="string" calcext:value-type="string">
            <text:p>Republican</text:p>
          </table:table-cell>
          <table:table-cell office:value-type="float" office:value="0.885" calcext:value-type="float">
            <text:p>0.885</text:p>
          </table:table-cell>
          <table:table-cell table:formula="of:=IF([.C3]=&quot;Democrat&quot;; [.B3]; (1-[.B3]))" office:value-type="float" office:value="0.3333333333" calcext:value-type="float">
            <text:p>0.3333333333</text:p>
          </table:table-cell>
          <table:table-cell table:formula="of:=IF([.C3]=&quot;Republican&quot;; [.B3]; (1-[.B3]))" office:value-type="float" office:value="0.6666666667" calcext:value-type="float">
            <text:p>0.66666666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ka.classifiers.bayes.NaiveBayesUpdateable</text:p>
          </table:table-cell>
          <table:table-cell office:value-type="float" office:value="0.5555555556" calcext:value-type="float">
            <text:p>0.5555555556</text:p>
          </table:table-cell>
          <table:table-cell office:value-type="string" calcext:value-type="string">
            <text:p>Republican</text:p>
          </table:table-cell>
          <table:table-cell office:value-type="float" office:value="1" calcext:value-type="float">
            <text:p>1</text:p>
          </table:table-cell>
          <table:table-cell table:formula="of:=IF([.C4]=&quot;Democrat&quot;; [.B4]; (1-[.B4]))" office:value-type="float" office:value="0.4444444444" calcext:value-type="float">
            <text:p>0.4444444444</text:p>
          </table:table-cell>
          <table:table-cell table:formula="of:=IF([.C4]=&quot;Republican&quot;; [.B4]; (1-[.B4]))" office:value-type="float" office:value="0.5555555556" calcext:value-type="float">
            <text:p>0.55555555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ka.classifiers.functions.Logistic</text:p>
          </table:table-cell>
          <table:table-cell office:value-type="float" office:value="0.5555555556" calcext:value-type="float">
            <text:p>0.5555555556</text:p>
          </table:table-cell>
          <table:table-cell office:value-type="string" calcext:value-type="string">
            <text:p>Democrat</text:p>
          </table:table-cell>
          <table:table-cell office:value-type="float" office:value="0.937" calcext:value-type="float">
            <text:p>0.937</text:p>
          </table:table-cell>
          <table:table-cell table:formula="of:=IF([.C5]=&quot;Democrat&quot;; [.B5]; (1-[.B5]))" office:value-type="float" office:value="0.5555555556" calcext:value-type="float">
            <text:p>0.5555555556</text:p>
          </table:table-cell>
          <table:table-cell table:formula="of:=IF([.C5]=&quot;Republican&quot;; [.B5]; (1-[.B5]))" office:value-type="float" office:value="0.4444444444" calcext:value-type="float">
            <text:p>0.44444444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ka.classifiers.lazy.KStar</text:p>
          </table:table-cell>
          <table:table-cell office:value-type="float" office:value="0.5555555556" calcext:value-type="float">
            <text:p>0.5555555556</text:p>
          </table:table-cell>
          <table:table-cell office:value-type="string" calcext:value-type="string">
            <text:p>Republican</text:p>
          </table:table-cell>
          <table:table-cell office:value-type="float" office:value="1" calcext:value-type="float">
            <text:p>1</text:p>
          </table:table-cell>
          <table:table-cell table:formula="of:=IF([.C6]=&quot;Democrat&quot;; [.B6]; (1-[.B6]))" office:value-type="float" office:value="0.4444444444" calcext:value-type="float">
            <text:p>0.4444444444</text:p>
          </table:table-cell>
          <table:table-cell table:formula="of:=IF([.C6]=&quot;Republican&quot;; [.B6]; (1-[.B6]))" office:value-type="float" office:value="0.5555555556" calcext:value-type="float">
            <text:p>0.55555555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ka.classifiers.lazy.LWL</text:p>
          </table:table-cell>
          <table:table-cell office:value-type="float" office:value="0.5555555556" calcext:value-type="float">
            <text:p>0.5555555556</text:p>
          </table:table-cell>
          <table:table-cell office:value-type="string" calcext:value-type="string">
            <text:p>Democrat</text:p>
          </table:table-cell>
          <table:table-cell office:value-type="float" office:value="1" calcext:value-type="float">
            <text:p>1</text:p>
          </table:table-cell>
          <table:table-cell table:formula="of:=IF([.C7]=&quot;Democrat&quot;; [.B7]; (1-[.B7]))" office:value-type="float" office:value="0.5555555556" calcext:value-type="float">
            <text:p>0.5555555556</text:p>
          </table:table-cell>
          <table:table-cell table:formula="of:=IF([.C7]=&quot;Republican&quot;; [.B7]; (1-[.B7]))" office:value-type="float" office:value="0.4444444444" calcext:value-type="float">
            <text:p>0.44444444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ka.classifiers.rules.PART</text:p>
          </table:table-cell>
          <table:table-cell office:value-type="float" office:value="0.5555555556" calcext:value-type="float">
            <text:p>0.5555555556</text:p>
          </table:table-cell>
          <table:table-cell office:value-type="string" calcext:value-type="string">
            <text:p>Democrat</text:p>
          </table:table-cell>
          <table:table-cell office:value-type="float" office:value="1" calcext:value-type="float">
            <text:p>1</text:p>
          </table:table-cell>
          <table:table-cell table:formula="of:=IF([.C8]=&quot;Democrat&quot;; [.B8]; (1-[.B8]))" office:value-type="float" office:value="0.5555555556" calcext:value-type="float">
            <text:p>0.5555555556</text:p>
          </table:table-cell>
          <table:table-cell table:formula="of:=IF([.C8]=&quot;Republican&quot;; [.B8]; (1-[.B8]))" office:value-type="float" office:value="0.4444444444" calcext:value-type="float">
            <text:p>0.44444444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ka.classifiers.trees.ADTree</text:p>
          </table:table-cell>
          <table:table-cell office:value-type="float" office:value="0.5555555556" calcext:value-type="float">
            <text:p>0.5555555556</text:p>
          </table:table-cell>
          <table:table-cell office:value-type="string" calcext:value-type="string">
            <text:p>Democrat</text:p>
          </table:table-cell>
          <table:table-cell office:value-type="float" office:value="0.661" calcext:value-type="float">
            <text:p>0.661</text:p>
          </table:table-cell>
          <table:table-cell table:formula="of:=IF([.C9]=&quot;Democrat&quot;; [.B9]; (1-[.B9]))" office:value-type="float" office:value="0.5555555556" calcext:value-type="float">
            <text:p>0.5555555556</text:p>
          </table:table-cell>
          <table:table-cell table:formula="of:=IF([.C9]=&quot;Republican&quot;; [.B9]; (1-[.B9]))" office:value-type="float" office:value="0.4444444444" calcext:value-type="float">
            <text:p>0.44444444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ka.classifiers.trees.J48</text:p>
          </table:table-cell>
          <table:table-cell office:value-type="float" office:value="0.5555555556" calcext:value-type="float">
            <text:p>0.5555555556</text:p>
          </table:table-cell>
          <table:table-cell office:value-type="string" calcext:value-type="string">
            <text:p>Democrat</text:p>
          </table:table-cell>
          <table:table-cell office:value-type="float" office:value="1" calcext:value-type="float">
            <text:p>1</text:p>
          </table:table-cell>
          <table:table-cell table:formula="of:=IF([.C10]=&quot;Democrat&quot;; [.B10]; (1-[.B10]))" office:value-type="float" office:value="0.5555555556" calcext:value-type="float">
            <text:p>0.5555555556</text:p>
          </table:table-cell>
          <table:table-cell table:formula="of:=IF([.C10]=&quot;Republican&quot;; [.B10]; (1-[.B10]))" office:value-type="float" office:value="0.4444444444" calcext:value-type="float">
            <text:p>0.44444444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ka.classifiers.functions.LibSVM</text:p>
          </table:table-cell>
          <table:table-cell office:value-type="float" office:value="0.4444444444" calcext:value-type="float">
            <text:p>0.4444444444</text:p>
          </table:table-cell>
          <table:table-cell office:value-type="string" calcext:value-type="string">
            <text:p>Republican</text:p>
          </table:table-cell>
          <table:table-cell office:value-type="float" office:value="1" calcext:value-type="float">
            <text:p>1</text:p>
          </table:table-cell>
          <table:table-cell table:formula="of:=IF([.C11]=&quot;Democrat&quot;; [.B11]; (1-[.B11]))" office:value-type="float" office:value="0.5555555556" calcext:value-type="float">
            <text:p>0.5555555556</text:p>
          </table:table-cell>
          <table:table-cell table:formula="of:=IF([.C11]=&quot;Republican&quot;; [.B11]; (1-[.B11]))" office:value-type="float" office:value="0.4444444444" calcext:value-type="float">
            <text:p>0.44444444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ka.classifiers.functions.MultilayerPerceptron</text:p>
          </table:table-cell>
          <table:table-cell office:value-type="float" office:value="0.4444444444" calcext:value-type="float">
            <text:p>0.4444444444</text:p>
          </table:table-cell>
          <table:table-cell office:value-type="string" calcext:value-type="string">
            <text:p>Republican</text:p>
          </table:table-cell>
          <table:table-cell office:value-type="float" office:value="0.608" calcext:value-type="float">
            <text:p>0.608</text:p>
          </table:table-cell>
          <table:table-cell table:formula="of:=IF([.C12]=&quot;Democrat&quot;; [.B12]; (1-[.B12]))" office:value-type="float" office:value="0.5555555556" calcext:value-type="float">
            <text:p>0.5555555556</text:p>
          </table:table-cell>
          <table:table-cell table:formula="of:=IF([.C12]=&quot;Republican&quot;; [.B12]; (1-[.B12]))" office:value-type="float" office:value="0.4444444444" calcext:value-type="float">
            <text:p>0.44444444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ka.classifiers.functions.SMO</text:p>
          </table:table-cell>
          <table:table-cell office:value-type="float" office:value="0.4444444444" calcext:value-type="float">
            <text:p>0.4444444444</text:p>
          </table:table-cell>
          <table:table-cell office:value-type="string" calcext:value-type="string">
            <text:p>Republican</text:p>
          </table:table-cell>
          <table:table-cell office:value-type="float" office:value="1" calcext:value-type="float">
            <text:p>1</text:p>
          </table:table-cell>
          <table:table-cell table:formula="of:=IF([.C13]=&quot;Democrat&quot;; [.B13]; (1-[.B13]))" office:value-type="float" office:value="0.5555555556" calcext:value-type="float">
            <text:p>0.5555555556</text:p>
          </table:table-cell>
          <table:table-cell table:formula="of:=IF([.C13]=&quot;Republican&quot;; [.B13]; (1-[.B13]))" office:value-type="float" office:value="0.4444444444" calcext:value-type="float">
            <text:p>0.44444444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ka.classifiers.functions.VotedPerceptron</text:p>
          </table:table-cell>
          <table:table-cell office:value-type="float" office:value="0.4444444444" calcext:value-type="float">
            <text:p>0.4444444444</text:p>
          </table:table-cell>
          <table:table-cell office:value-type="string" calcext:value-type="string">
            <text:p>Democrat</text:p>
          </table:table-cell>
          <table:table-cell office:value-type="float" office:value="0.5" calcext:value-type="float">
            <text:p>0.5</text:p>
          </table:table-cell>
          <table:table-cell table:formula="of:=IF([.C14]=&quot;Democrat&quot;; [.B14]; (1-[.B14]))" office:value-type="float" office:value="0.4444444444" calcext:value-type="float">
            <text:p>0.4444444444</text:p>
          </table:table-cell>
          <table:table-cell table:formula="of:=IF([.C14]=&quot;Republican&quot;; [.B14]; (1-[.B14]))" office:value-type="float" office:value="0.5555555556" calcext:value-type="float">
            <text:p>0.55555555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ka.classifiers.lazy.IB1</text:p>
          </table:table-cell>
          <table:table-cell office:value-type="float" office:value="0.4444444444" calcext:value-type="float">
            <text:p>0.4444444444</text:p>
          </table:table-cell>
          <table:table-cell office:value-type="string" calcext:value-type="string">
            <text:p>Democrat</text:p>
          </table:table-cell>
          <table:table-cell office:value-type="float" office:value="1" calcext:value-type="float">
            <text:p>1</text:p>
          </table:table-cell>
          <table:table-cell table:formula="of:=IF([.C15]=&quot;Democrat&quot;; [.B15]; (1-[.B15]))" office:value-type="float" office:value="0.4444444444" calcext:value-type="float">
            <text:p>0.4444444444</text:p>
          </table:table-cell>
          <table:table-cell table:formula="of:=IF([.C15]=&quot;Republican&quot;; [.B15]; (1-[.B15]))" office:value-type="float" office:value="0.5555555556" calcext:value-type="float">
            <text:p>0.55555555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ka.classifiers.lazy.IBk</text:p>
          </table:table-cell>
          <table:table-cell office:value-type="float" office:value="0.4444444444" calcext:value-type="float">
            <text:p>0.4444444444</text:p>
          </table:table-cell>
          <table:table-cell office:value-type="string" calcext:value-type="string">
            <text:p>Democrat</text:p>
          </table:table-cell>
          <table:table-cell office:value-type="float" office:value="0.917" calcext:value-type="float">
            <text:p>0.917</text:p>
          </table:table-cell>
          <table:table-cell table:formula="of:=IF([.C16]=&quot;Democrat&quot;; [.B16]; (1-[.B16]))" office:value-type="float" office:value="0.4444444444" calcext:value-type="float">
            <text:p>0.4444444444</text:p>
          </table:table-cell>
          <table:table-cell table:formula="of:=IF([.C16]=&quot;Republican&quot;; [.B16]; (1-[.B16]))" office:value-type="float" office:value="0.5555555556" calcext:value-type="float">
            <text:p>0.55555555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ka.classifiers.misc.HyperPipes</text:p>
          </table:table-cell>
          <table:table-cell office:value-type="float" office:value="0.4444444444" calcext:value-type="float">
            <text:p>0.4444444444</text:p>
          </table:table-cell>
          <table:table-cell office:value-type="string" calcext:value-type="string">
            <text:p>Republican</text:p>
          </table:table-cell>
          <table:table-cell office:value-type="float" office:value="0.505" calcext:value-type="float">
            <text:p>0.505</text:p>
          </table:table-cell>
          <table:table-cell table:formula="of:=IF([.C17]=&quot;Democrat&quot;; [.B17]; (1-[.B17]))" office:value-type="float" office:value="0.5555555556" calcext:value-type="float">
            <text:p>0.5555555556</text:p>
          </table:table-cell>
          <table:table-cell table:formula="of:=IF([.C17]=&quot;Republican&quot;; [.B17]; (1-[.B17]))" office:value-type="float" office:value="0.4444444444" calcext:value-type="float">
            <text:p>0.44444444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ka.classifiers.rules.NNge</text:p>
          </table:table-cell>
          <table:table-cell office:value-type="float" office:value="0.4444444444" calcext:value-type="float">
            <text:p>0.4444444444</text:p>
          </table:table-cell>
          <table:table-cell office:value-type="string" calcext:value-type="string">
            <text:p>Democrat</text:p>
          </table:table-cell>
          <table:table-cell office:value-type="float" office:value="1" calcext:value-type="float">
            <text:p>1</text:p>
          </table:table-cell>
          <table:table-cell table:formula="of:=IF([.C18]=&quot;Democrat&quot;; [.B18]; (1-[.B18]))" office:value-type="float" office:value="0.4444444444" calcext:value-type="float">
            <text:p>0.4444444444</text:p>
          </table:table-cell>
          <table:table-cell table:formula="of:=IF([.C18]=&quot;Republican&quot;; [.B18]; (1-[.B18]))" office:value-type="float" office:value="0.5555555556" calcext:value-type="float">
            <text:p>0.55555555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ka.classifiers.rules.OneR</text:p>
          </table:table-cell>
          <table:table-cell office:value-type="float" office:value="0.4444444444" calcext:value-type="float">
            <text:p>0.4444444444</text:p>
          </table:table-cell>
          <table:table-cell office:value-type="string" calcext:value-type="string">
            <text:p>Democrat</text:p>
          </table:table-cell>
          <table:table-cell office:value-type="float" office:value="1" calcext:value-type="float">
            <text:p>1</text:p>
          </table:table-cell>
          <table:table-cell table:formula="of:=IF([.C19]=&quot;Democrat&quot;; [.B19]; (1-[.B19]))" office:value-type="float" office:value="0.4444444444" calcext:value-type="float">
            <text:p>0.4444444444</text:p>
          </table:table-cell>
          <table:table-cell table:formula="of:=IF([.C19]=&quot;Republican&quot;; [.B19]; (1-[.B19]))" office:value-type="float" office:value="0.5555555556" calcext:value-type="float">
            <text:p>0.55555555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ka.classifiers.trees.DecisionStump</text:p>
          </table:table-cell>
          <table:table-cell office:value-type="float" office:value="0.4444444444" calcext:value-type="float">
            <text:p>0.4444444444</text:p>
          </table:table-cell>
          <table:table-cell office:value-type="string" calcext:value-type="string">
            <text:p>Democrat</text:p>
          </table:table-cell>
          <table:table-cell office:value-type="float" office:value="1" calcext:value-type="float">
            <text:p>1</text:p>
          </table:table-cell>
          <table:table-cell table:formula="of:=IF([.C20]=&quot;Democrat&quot;; [.B20]; (1-[.B20]))" office:value-type="float" office:value="0.4444444444" calcext:value-type="float">
            <text:p>0.4444444444</text:p>
          </table:table-cell>
          <table:table-cell table:formula="of:=IF([.C20]=&quot;Republican&quot;; [.B20]; (1-[.B20]))" office:value-type="float" office:value="0.5555555556" calcext:value-type="float">
            <text:p>0.55555555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ka.classifiers.trees.RandomForest</text:p>
          </table:table-cell>
          <table:table-cell office:value-type="float" office:value="0.4444444444" calcext:value-type="float">
            <text:p>0.4444444444</text:p>
          </table:table-cell>
          <table:table-cell office:value-type="string" calcext:value-type="string">
            <text:p>Republican</text:p>
          </table:table-cell>
          <table:table-cell office:value-type="float" office:value="0.598" calcext:value-type="float">
            <text:p>0.598</text:p>
          </table:table-cell>
          <table:table-cell table:formula="of:=IF([.C21]=&quot;Democrat&quot;; [.B21]; (1-[.B21]))" office:value-type="float" office:value="0.5555555556" calcext:value-type="float">
            <text:p>0.5555555556</text:p>
          </table:table-cell>
          <table:table-cell table:formula="of:=IF([.C21]=&quot;Republican&quot;; [.B21]; (1-[.B21]))" office:value-type="float" office:value="0.4444444444" calcext:value-type="float">
            <text:p>0.44444444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ka.classifiers.rules.DecisionTable</text:p>
          </table:table-cell>
          <table:table-cell office:value-type="float" office:value="0.3333333333" calcext:value-type="float">
            <text:p>0.3333333333</text:p>
          </table:table-cell>
          <table:table-cell office:value-type="string" calcext:value-type="string">
            <text:p>Democrat</text:p>
          </table:table-cell>
          <table:table-cell office:value-type="float" office:value="0.8" calcext:value-type="float">
            <text:p>0.8</text:p>
          </table:table-cell>
          <table:table-cell table:formula="of:=IF([.C22]=&quot;Democrat&quot;; [.B22]; (1-[.B22]))" office:value-type="float" office:value="0.3333333333" calcext:value-type="float">
            <text:p>0.3333333333</text:p>
          </table:table-cell>
          <table:table-cell table:formula="of:=IF([.C22]=&quot;Republican&quot;; [.B22]; (1-[.B22]))" office:value-type="float" office:value="0.6666666667" calcext:value-type="float">
            <text:p>0.66666666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ka.classifiers.meta.RacedIncrementalLogitBoost</text:p>
          </table:table-cell>
          <table:table-cell office:value-type="float" office:value="0.2222222222" calcext:value-type="float">
            <text:p>0.2222222222</text:p>
          </table:table-cell>
          <table:table-cell office:value-type="string" calcext:value-type="string">
            <text:p>Democrat</text:p>
          </table:table-cell>
          <table:table-cell office:value-type="float" office:value="0.5" calcext:value-type="float">
            <text:p>0.5</text:p>
          </table:table-cell>
          <table:table-cell table:formula="of:=IF([.C23]=&quot;Democrat&quot;; [.B23]; (1-[.B23]))" office:value-type="float" office:value="0.2222222222" calcext:value-type="float">
            <text:p>0.2222222222</text:p>
          </table:table-cell>
          <table:table-cell table:formula="of:=IF([.C23]=&quot;Republican&quot;; [.B23]; (1-[.B23]))" office:value-type="float" office:value="0.7777777778" calcext:value-type="float">
            <text:p>0.77777777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ka.classifiers.rules.Ridor</text:p>
          </table:table-cell>
          <table:table-cell office:value-type="float" office:value="0.2222222222" calcext:value-type="float">
            <text:p>0.2222222222</text:p>
          </table:table-cell>
          <table:table-cell office:value-type="string" calcext:value-type="string">
            <text:p>Democrat</text:p>
          </table:table-cell>
          <table:table-cell office:value-type="float" office:value="1" calcext:value-type="float">
            <text:p>1</text:p>
          </table:table-cell>
          <table:table-cell table:formula="of:=IF([.C24]=&quot;Democrat&quot;; [.B24]; (1-[.B24]))" office:value-type="float" office:value="0.2222222222" calcext:value-type="float">
            <text:p>0.2222222222</text:p>
          </table:table-cell>
          <table:table-cell table:formula="of:=IF([.C24]=&quot;Republican&quot;; [.B24]; (1-[.B24]))" office:value-type="float" office:value="0.7777777778" calcext:value-type="float">
            <text:p>0.77777777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ka.classifiers.rules.ZeroR</text:p>
          </table:table-cell>
          <table:table-cell office:value-type="float" office:value="0.2222222222" calcext:value-type="float">
            <text:p>0.2222222222</text:p>
          </table:table-cell>
          <table:table-cell office:value-type="string" calcext:value-type="string">
            <text:p>Democrat</text:p>
          </table:table-cell>
          <table:table-cell office:value-type="float" office:value="0.5" calcext:value-type="float">
            <text:p>0.5</text:p>
          </table:table-cell>
          <table:table-cell table:formula="of:=IF([.C25]=&quot;Democrat&quot;; [.B25]; (1-[.B25]))" office:value-type="float" office:value="0.2222222222" calcext:value-type="float">
            <text:p>0.2222222222</text:p>
          </table:table-cell>
          <table:table-cell table:formula="of:=IF([.C25]=&quot;Republican&quot;; [.B25]; (1-[.B25]))" office:value-type="float" office:value="0.7777777778" calcext:value-type="float">
            <text:p>0.7777777778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" office:value-type="float" office:value="0.4490740741" calcext:value-type="float">
            <text:p>0.4490740741</text:p>
          </table:table-cell>
          <table:table-cell table:style-name="ce1" office:value-type="float" office:value="0.5509259259" calcext:value-type="float">
            <text:p>0.5509259259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 style:data-style-name="N2" text:time-value="17:07:33.0236844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6-12-06T17:14:15.198166328</dc:date>
    <dc:creator>chris </dc:creator>
    <meta:editing-duration>PT9M56S</meta:editing-duration>
    <meta:editing-cycles>3</meta:editing-cycles>
    <meta:document-statistic meta:table-count="1" meta:cell-count="152" meta:object-count="0"/>
  </office:meta>
</office:document-meta>
</file>